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5"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6"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8"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solid" draw:fill-color="#ffffff" draw:opacity="80%"/>
    </style:style>
    <style:style style:name="P7" style:family="paragraph">
      <loext:graphic-properties draw:fill="none"/>
      <style:text-properties fo:font-size="12pt" style:font-size-asian="12pt" style:font-size-complex="12pt"/>
    </style:style>
    <style:style style:name="T1" style:family="text">
      <style:text-properties fo:color="#000000" loext:opacity="100%" style:font-name="DejaVuSans1" fo:font-size="10pt" fo:font-weight="normal" style:font-size-asian="10pt" style:font-weight-asian="normal" style:font-name-complex="DejaVuSans1" style:font-size-complex="10pt" style:font-weight-complex="normal"/>
    </style:style>
    <style:style style:name="T2" style:family="text">
      <style:text-properties fo:color="#000000" loext:opacity="100%" style:text-position="super 58%" style:font-name="DejaVuSans1" fo:font-size="10pt" fo:font-weight="normal" style:font-size-asian="10pt" style:font-weight-asian="normal" style:font-name-complex="DejaVuSans1" style:font-size-complex="10pt" style:font-weight-complex="normal"/>
    </style:style>
    <style:style style:name="T3" style:family="text">
      <style:text-properties fo:color="#000000" loext:opacity="100%" style:font-name="DejaVuSans1" fo:font-size="12pt" fo:font-weight="normal" style:font-size-asian="12pt" style:font-weight-asian="normal" style:font-name-complex="DejaVuSans1"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6.256cm" svg:height="12.192cm" svg:x="0cm" svg:y="0cm" svg:viewBox="0 0 16257 12193" draw:points="0,12193 16257,12193 16257,0 0,0">
          <text:p/>
        </draw:polygon>
        <draw:polygon draw:style-name="gr1" draw:text-style-name="P1" draw:layer="layout" svg:width="12.598cm" svg:height="9.387cm" svg:x="2.032cm" svg:y="1.463cm" svg:viewBox="0 0 12599 9388" draw:points="0,9388 12599,9388 12599,0 0,0">
          <text:p/>
        </draw:polygon>
        <draw:polygon draw:style-name="gr2" draw:text-style-name="P2" draw:layer="layout" svg:width="0cm" svg:height="0.123cm" svg:x="2.604cm" svg:y="10.85cm" svg:viewBox="0 0 0 124" draw:points="0,0 0,124">
          <text:p/>
        </draw:polygon>
        <draw:line draw:style-name="gr3" draw:text-style-name="P3" draw:layer="layout" svg:x1="2.604cm" svg:y1="10.85cm" svg:x2="2.604cm" svg:y2="10.974cm">
          <text:p/>
        </draw:line>
        <draw:polygon draw:style-name="gr2" draw:text-style-name="P2" draw:layer="layout" svg:width="0cm" svg:height="0.123cm" svg:x="4.895cm" svg:y="10.85cm" svg:viewBox="0 0 0 124" draw:points="0,0 0,124">
          <text:p/>
        </draw:polygon>
        <draw:line draw:style-name="gr3" draw:text-style-name="P3" draw:layer="layout" svg:x1="4.895cm" svg:y1="10.85cm" svg:x2="4.895cm" svg:y2="10.974cm">
          <text:p/>
        </draw:line>
        <draw:frame draw:style-name="gr4" draw:text-style-name="P5" draw:layer="layout" svg:width="0.561cm" svg:height="0.412cm" svg:x="2.324cm" svg:y="11.038cm">
          <draw:text-box>
            <text:p text:style-name="P4"><text:span text:style-name="T1">0.0</text:span></text:p>
          </draw:text-box>
        </draw:frame>
        <draw:polygon draw:style-name="gr2" draw:text-style-name="P2" draw:layer="layout" svg:width="0cm" svg:height="0.123cm" svg:x="7.185cm" svg:y="10.85cm" svg:viewBox="0 0 0 124" draw:points="0,0 0,124">
          <text:p/>
        </draw:polygon>
        <draw:line draw:style-name="gr3" draw:text-style-name="P3" draw:layer="layout" svg:x1="7.185cm" svg:y1="10.85cm" svg:x2="7.185cm" svg:y2="10.974cm">
          <text:p/>
        </draw:line>
        <draw:frame draw:style-name="gr4" draw:text-style-name="P5" draw:layer="layout" svg:width="0.561cm" svg:height="0.412cm" svg:x="4.615cm" svg:y="11.038cm">
          <draw:text-box>
            <text:p text:style-name="P4"><text:span text:style-name="T1">0.2</text:span></text:p>
          </draw:text-box>
        </draw:frame>
        <draw:polygon draw:style-name="gr2" draw:text-style-name="P2" draw:layer="layout" svg:width="0cm" svg:height="0.123cm" svg:x="9.476cm" svg:y="10.85cm" svg:viewBox="0 0 0 124" draw:points="0,0 0,124">
          <text:p/>
        </draw:polygon>
        <draw:line draw:style-name="gr3" draw:text-style-name="P3" draw:layer="layout" svg:x1="9.476cm" svg:y1="10.85cm" svg:x2="9.476cm" svg:y2="10.974cm">
          <text:p/>
        </draw:line>
        <draw:frame draw:style-name="gr4" draw:text-style-name="P5" draw:layer="layout" svg:width="0.561cm" svg:height="0.412cm" svg:x="6.905cm" svg:y="11.038cm">
          <draw:text-box>
            <text:p text:style-name="P4"><text:span text:style-name="T1">0.4</text:span></text:p>
          </draw:text-box>
        </draw:frame>
        <draw:polygon draw:style-name="gr2" draw:text-style-name="P2" draw:layer="layout" svg:width="0cm" svg:height="0.123cm" svg:x="11.767cm" svg:y="10.85cm" svg:viewBox="0 0 0 124" draw:points="0,0 0,124">
          <text:p/>
        </draw:polygon>
        <draw:line draw:style-name="gr3" draw:text-style-name="P3" draw:layer="layout" svg:x1="11.767cm" svg:y1="10.85cm" svg:x2="11.767cm" svg:y2="10.974cm">
          <text:p/>
        </draw:line>
        <draw:frame draw:style-name="gr4" draw:text-style-name="P5" draw:layer="layout" svg:width="0.561cm" svg:height="0.412cm" svg:x="9.196cm" svg:y="11.038cm">
          <draw:text-box>
            <text:p text:style-name="P4"><text:span text:style-name="T1">0.6</text:span></text:p>
          </draw:text-box>
        </draw:frame>
        <draw:polygon draw:style-name="gr2" draw:text-style-name="P2" draw:layer="layout" svg:width="0cm" svg:height="0.123cm" svg:x="14.057cm" svg:y="10.85cm" svg:viewBox="0 0 0 124" draw:points="0,0 0,124">
          <text:p/>
        </draw:polygon>
        <draw:line draw:style-name="gr3" draw:text-style-name="P3" draw:layer="layout" svg:x1="14.057cm" svg:y1="10.85cm" svg:x2="14.057cm" svg:y2="10.974cm">
          <text:p/>
        </draw:line>
        <draw:frame draw:style-name="gr4" draw:text-style-name="P5" draw:layer="layout" svg:width="0.561cm" svg:height="0.412cm" svg:x="11.487cm" svg:y="11.038cm">
          <draw:text-box>
            <text:p text:style-name="P4"><text:span text:style-name="T1">0.8</text:span></text:p>
          </draw:text-box>
        </draw:frame>
        <draw:frame draw:style-name="gr4" draw:text-style-name="P5" draw:layer="layout" svg:width="0.561cm" svg:height="0.412cm" svg:x="13.777cm" svg:y="11.038cm">
          <draw:text-box>
            <text:p text:style-name="P4"><text:span text:style-name="T1">1.0</text:span></text:p>
          </draw:text-box>
        </draw:frame>
        <draw:polygon draw:style-name="gr2" draw:text-style-name="P2" draw:layer="layout" svg:width="0.123cm" svg:height="0cm" svg:x="1.908cm" svg:y="10.424cm" svg:viewBox="0 0 124 0" draw:points="124,0 0,0">
          <text:p/>
        </draw:polygon>
        <draw:line draw:style-name="gr3" draw:text-style-name="P3" draw:layer="layout" svg:x1="2.032cm" svg:y1="10.424cm" svg:x2="1.908cm" svg:y2="10.424cm">
          <text:p/>
        </draw:line>
        <draw:frame draw:style-name="gr4" draw:text-style-name="P5" draw:layer="layout" svg:width="1.877cm" svg:height="0.412cm" svg:x="7.392cm" svg:y="11.521cm">
          <draw:text-box>
            <text:p text:style-name="P4"><text:span text:style-name="T1">Probability</text:span></text:p>
          </draw:text-box>
        </draw:frame>
        <draw:polygon draw:style-name="gr2" draw:text-style-name="P2" draw:layer="layout" svg:width="0.123cm" svg:height="0cm" svg:x="1.908cm" svg:y="8.887cm" svg:viewBox="0 0 124 0" draw:points="124,0 0,0">
          <text:p/>
        </draw:polygon>
        <draw:line draw:style-name="gr3" draw:text-style-name="P3" draw:layer="layout" svg:x1="2.032cm" svg:y1="8.887cm" svg:x2="1.908cm" svg:y2="8.887cm">
          <text:p/>
        </draw:line>
        <draw:frame draw:style-name="gr4" draw:text-style-name="P5" draw:layer="layout" svg:width="0.561cm" svg:height="0.412cm" svg:x="1.224cm" svg:y="10.231cm">
          <draw:text-box>
            <text:p text:style-name="P4"><text:span text:style-name="T1">0.0</text:span></text:p>
          </draw:text-box>
        </draw:frame>
        <draw:polygon draw:style-name="gr2" draw:text-style-name="P2" draw:layer="layout" svg:width="0.123cm" svg:height="0cm" svg:x="1.908cm" svg:y="7.351cm" svg:viewBox="0 0 124 0" draw:points="124,0 0,0">
          <text:p/>
        </draw:polygon>
        <draw:line draw:style-name="gr3" draw:text-style-name="P3" draw:layer="layout" svg:x1="2.032cm" svg:y1="7.351cm" svg:x2="1.908cm" svg:y2="7.351cm">
          <text:p/>
        </draw:line>
        <draw:frame draw:style-name="gr4" draw:text-style-name="P5" draw:layer="layout" svg:width="0.561cm" svg:height="0.412cm" svg:x="1.224cm" svg:y="8.695cm">
          <draw:text-box>
            <text:p text:style-name="P4"><text:span text:style-name="T1">0.2</text:span></text:p>
          </draw:text-box>
        </draw:frame>
        <draw:polygon draw:style-name="gr2" draw:text-style-name="P2" draw:layer="layout" svg:width="0.123cm" svg:height="0cm" svg:x="1.908cm" svg:y="5.815cm" svg:viewBox="0 0 124 0" draw:points="124,0 0,0">
          <text:p/>
        </draw:polygon>
        <draw:line draw:style-name="gr3" draw:text-style-name="P3" draw:layer="layout" svg:x1="2.032cm" svg:y1="5.815cm" svg:x2="1.908cm" svg:y2="5.815cm">
          <text:p/>
        </draw:line>
        <draw:frame draw:style-name="gr4" draw:text-style-name="P5" draw:layer="layout" svg:width="0.561cm" svg:height="0.412cm" svg:x="1.224cm" svg:y="7.158cm">
          <draw:text-box>
            <text:p text:style-name="P4"><text:span text:style-name="T1">0.4</text:span></text:p>
          </draw:text-box>
        </draw:frame>
        <draw:polygon draw:style-name="gr2" draw:text-style-name="P2" draw:layer="layout" svg:width="0.123cm" svg:height="0cm" svg:x="1.908cm" svg:y="4.279cm" svg:viewBox="0 0 124 0" draw:points="124,0 0,0">
          <text:p/>
        </draw:polygon>
        <draw:line draw:style-name="gr3" draw:text-style-name="P3" draw:layer="layout" svg:x1="2.032cm" svg:y1="4.279cm" svg:x2="1.908cm" svg:y2="4.279cm">
          <text:p/>
        </draw:line>
        <draw:frame draw:style-name="gr4" draw:text-style-name="P5" draw:layer="layout" svg:width="0.561cm" svg:height="0.412cm" svg:x="1.224cm" svg:y="5.622cm">
          <draw:text-box>
            <text:p text:style-name="P4"><text:span text:style-name="T1">0.6</text:span></text:p>
          </draw:text-box>
        </draw:frame>
        <draw:polygon draw:style-name="gr2" draw:text-style-name="P2" draw:layer="layout" svg:width="0.123cm" svg:height="0cm" svg:x="1.908cm" svg:y="2.743cm" svg:viewBox="0 0 124 0" draw:points="124,0 0,0">
          <text:p/>
        </draw:polygon>
        <draw:line draw:style-name="gr3" draw:text-style-name="P3" draw:layer="layout" svg:x1="2.032cm" svg:y1="2.743cm" svg:x2="1.908cm" svg:y2="2.743cm">
          <text:p/>
        </draw:line>
        <draw:frame draw:style-name="gr4" draw:text-style-name="P5" draw:layer="layout" svg:width="0.561cm" svg:height="0.412cm" svg:x="1.224cm" svg:y="4.086cm">
          <draw:text-box>
            <text:p text:style-name="P4"><text:span text:style-name="T1">0.8</text:span></text:p>
          </draw:text-box>
        </draw:frame>
        <draw:frame draw:style-name="gr4" draw:text-style-name="P5" draw:layer="layout" svg:width="0.561cm" svg:height="0.412cm" svg:x="1.224cm" svg:y="2.55cm">
          <draw:text-box>
            <text:p text:style-name="P4"><text:span text:style-name="T1">1.0</text:span></text:p>
          </draw:text-box>
        </draw:frame>
        <draw:frame draw:style-name="gr4" draw:text-style-name="P5" draw:layer="layout" svg:width="2.49cm" svg:height="0.412cm" draw:transform="rotate (1.5707963267949) translate (0.682cm 6.71cm)">
          <draw:text-box>
            <text:p text:style-name="P4"><text:span text:style-name="T1">Nodes [×10</text:span><text:span text:style-name="T2">26</text:span><text:span text:style-name="T1">]</text:span></text:p>
          </draw:text-box>
        </draw:frame>
        <draw:polyline draw:style-name="gr5" draw:text-style-name="P3" draw:layer="layout" svg:width="11.453cm" svg:height="8.535cm" svg:x="2.604cm" svg:y="1.889cm" svg:viewBox="0 0 11454 8536" draw:points="0,8536 115,8328 229,8166 344,8022 458,7887 573,7759 687,7635 802,7516 916,7401 1031,7290 1145,7182 1260,7077 1375,6974 1489,6875 1604,6777 1718,6681 1833,6588 1947,6496 2062,6405 2176,6316 2291,6228 2405,6142 2520,6056 2634,5972 2749,5888 2863,5805 2978,5723 3092,5641 3208,5560 3323,5480 3437,5400 3552,5320 3666,5241 3781,5162 3895,5083 4010,5004 4124,4926 4239,4848 4353,4770 4468,4692 4582,4614 4697,4537 4811,4460 4926,4382 5041,4305 5155,4228 5270,4151 5384,4074 5499,3996 5613,3919 5728,3842 5842,3766 5957,3689 6071,3612 6186,3535 6300,3458 6415,3381 6529,3304 6644,3227 6758,3151 6873,3074 6988,2997 7102,2920 7217,2843 7331,2766 7446,2690 7560,2613 7675,2536 7789,2459 7904,2382 8018,2305 8133,2228 8247,2151 8362,2074 8476,1997 8591,1920 8706,1844 8820,1767 8935,1690 9049,1613 9164,1536 9278,1460 9393,1383 9507,1306 9622,1229 9736,1152 9851,1076 9965,999 10080,922 10194,845 10309,768 10423,692 10538,615 10653,538 10767,461 10882,384 10996,307 11111,231 11225,154 11340,77 11454,0">
          <text:p/>
        </draw:polyline>
        <draw:polyline draw:style-name="gr6" draw:text-style-name="P3" draw:layer="layout" svg:width="11.453cm" svg:height="7.681cm" svg:x="2.604cm" svg:y="2.743cm" svg:viewBox="0 0 11454 7682" draw:points="0,7682 115,7605 229,7528 344,7451 458,7374 573,7298 687,7221 802,7144 916,7067 1031,6990 1145,6914 1260,6837 1375,6760 1489,6683 1604,6606 1718,6530 1833,6453 1947,6376 2062,6299 2176,6222 2291,6145 2405,6069 2520,5992 2634,5915 2749,5838 2863,5761 2978,5685 3092,5608 3208,5531 3323,5454 3437,5377 3552,5301 3666,5224 3781,5147 3895,5070 4010,4993 4124,4917 4239,4840 4353,4763 4468,4686 4582,4609 4697,4532 4811,4456 4926,4379 5041,4302 5155,4225 5270,4148 5384,4072 5499,3995 5613,3918 5728,3841 5842,3764 5957,3688 6071,3611 6186,3534 6300,3457 6415,3380 6529,3304 6644,3227 6758,3150 6873,3073 6988,2996 7102,2919 7217,2843 7331,2766 7446,2689 7560,2612 7675,2535 7789,2459 7904,2382 8018,2305 8133,2228 8247,2151 8362,2075 8476,1998 8591,1921 8706,1844 8820,1767 8935,1691 9049,1614 9164,1537 9278,1460 9393,1383 9507,1306 9622,1230 9736,1153 9851,1075 9965,998 10080,921 10194,845 10309,768 10423,691 10538,614 10653,537 10767,461 10882,384 10996,307 11111,230 11225,153 11340,77 11454,0">
          <text:p/>
        </draw:polyline>
        <draw:line draw:style-name="gr7" draw:text-style-name="P3" draw:layer="layout" svg:x1="2.032cm" svg:y1="10.85cm" svg:x2="2.032cm" svg:y2="1.463cm">
          <text:p/>
        </draw:line>
        <draw:line draw:style-name="gr7" draw:text-style-name="P3" draw:layer="layout" svg:x1="14.63cm" svg:y1="10.85cm" svg:x2="14.63cm" svg:y2="1.463cm">
          <text:p/>
        </draw:line>
        <draw:line draw:style-name="gr7" draw:text-style-name="P3" draw:layer="layout" svg:x1="2.032cm" svg:y1="10.85cm" svg:x2="14.63cm" svg:y2="10.85cm">
          <text:p/>
        </draw:line>
        <draw:line draw:style-name="gr7" draw:text-style-name="P3" draw:layer="layout" svg:x1="2.032cm" svg:y1="1.463cm" svg:x2="14.63cm" svg:y2="1.463cm">
          <text:p/>
        </draw:line>
        <draw:path draw:style-name="gr8" draw:text-style-name="P6" draw:layer="layout" svg:width="3.331cm" svg:height="1.141cm" svg:x="2.208cm" svg:y="1.639cm" svg:viewBox="0 0 3332 1142" svg:d="M70 1142h3191c47 0 71-24 71-71v-1001c0-47-24-70-71-70h-3191c-47 0-70 23-70 70v1001c0 47 23 71 70 71z">
          <text:p/>
        </draw:path>
        <draw:line draw:style-name="gr5" draw:text-style-name="P3" draw:layer="layout" svg:x1="2.349cm" svg:y1="1.924cm" svg:x2="3.055cm" svg:y2="1.924cm">
          <text:p/>
        </draw:line>
        <draw:frame draw:style-name="gr9" draw:text-style-name="P7" draw:layer="layout" svg:width="5.709cm" svg:height="0.497cm" svg:x="5.403cm" svg:y="0.773cm">
          <draw:text-box>
            <text:p text:style-name="P4"><text:span text:style-name="T3">Expected number of nodes</text:span></text:p>
          </draw:text-box>
        </draw:frame>
        <draw:line draw:style-name="gr6" draw:text-style-name="P3" draw:layer="layout" svg:x1="2.349cm" svg:y1="2.442cm" svg:x2="3.055cm" svg:y2="2.442cm">
          <text:p/>
        </draw:line>
        <draw:frame draw:style-name="gr4" draw:text-style-name="P5" draw:layer="layout" svg:width="2.059cm" svg:height="0.412cm" svg:x="3.337cm" svg:y="1.721cm">
          <draw:text-box>
            <text:p text:style-name="P4"><text:span text:style-name="T1">Total nodes</text:span></text:p>
          </draw:text-box>
        </draw:frame>
        <draw:frame draw:style-name="gr4" draw:text-style-name="P5" draw:layer="layout" svg:width="1.924cm" svg:height="0.412cm" svg:x="3.337cm" svg:y="2.239cm">
          <draw:text-box>
            <text:p text:style-name="P4"><text:span text:style-name="T1">Leaf node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3-20T11:26:30.101545909</dc:date>
    <meta:editing-duration>PT4M17S</meta:editing-duration>
    <meta:editing-cycles>1</meta:editing-cycles>
    <meta:generator>LibreOffice/7.4.3.2$MacOSX_X86_64 LibreOffice_project/1048a8393ae2eeec98dff31b5c133c5f1d08b890</meta:generator>
    <meta:document-statistic meta:object-count="52"/>
  </office:meta>
</office:document-meta>
</file>